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Panel.actionPerformed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rectoryPanel.enableFile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Panel.setFilename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Panel.DirectoryPanel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Panel.DirectoryPanel( String title , String filetype , Color b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rectoryPanel.fireFileChang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Panel.Directory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Panel.DirectoryPanel( String title , String fi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Panel.addChangeListener( 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rectoryPanel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Panel.DirectoryPanel( ChangeListener l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